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tweet/thro</text:p>
          </table:table-cell>
          <table:table-cell office:value-type="string" calcext:value-type="string">
            <text:p>cand/thro</text:p>
          </table:table-cell>
          <table:table-cell/>
          <table:table-cell office:value-type="string" calcext:value-type="string">
            <text:p>mention_</text:p>
          </table:table-cell>
        </table:table-row>
        <table:table-row table:style-name="ro1">
          <table:table-cell office:value-type="float" office:value="160.141019582748" calcext:value-type="float">
            <text:p>160.1410195827</text:p>
          </table:table-cell>
          <table:table-cell office:value-type="float" office:value="173400" calcext:value-type="float">
            <text:p>173400</text:p>
          </table:table-cell>
          <table:table-cell office:value-type="float" office:value="180372" calcext:value-type="float">
            <text:p>180372</text:p>
          </table:table-cell>
          <table:table-cell table:formula="of:=SUM([.F2]/[.A2])" office:value-type="float" office:value="624.449627338159" calcext:value-type="float">
            <text:p>624.4496273382</text:p>
          </table:table-cell>
          <table:table-cell table:formula="of:=SUM([.G2]/[.A2])" office:value-type="float" office:value="1126.33228182238" calcext:value-type="float">
            <text:p>1126.3322818224</text:p>
          </table:table-cell>
          <table:table-cell office:value-type="float" office:value="100000" calcext:value-type="float">
            <text:p>100000</text:p>
          </table:table-cell>
          <table:table-cell table:formula="of:=SUM([.$C$2:.C2])" office:value-type="float" office:value="180372" calcext:value-type="float">
            <text:p>180372</text:p>
          </table:table-cell>
        </table:table-row>
        <table:table-row table:style-name="ro1">
          <table:table-cell office:value-type="float" office:value="333.589925289154" calcext:value-type="float">
            <text:p>333.5899252892</text:p>
          </table:table-cell>
          <table:table-cell office:value-type="float" office:value="350484" calcext:value-type="float">
            <text:p>350484</text:p>
          </table:table-cell>
          <table:table-cell office:value-type="float" office:value="139254" calcext:value-type="float">
            <text:p>139254</text:p>
          </table:table-cell>
          <table:table-cell table:formula="of:=SUM([.F3]/[.A3])" office:value-type="float" office:value="599.538489738984" calcext:value-type="float">
            <text:p>599.538489739</text:p>
          </table:table-cell>
          <table:table-cell table:formula="of:=SUM([.G3]/[.A3])" office:value-type="float" office:value="958.140446606563" calcext:value-type="float">
            <text:p>958.1404466066</text:p>
          </table:table-cell>
          <table:table-cell office:value-type="float" office:value="200000" calcext:value-type="float">
            <text:p>200000</text:p>
          </table:table-cell>
          <table:table-cell table:formula="of:=SUM([.$C$2:.C3])" office:value-type="float" office:value="319626" calcext:value-type="float">
            <text:p>319626</text:p>
          </table:table-cell>
        </table:table-row>
        <table:table-row table:style-name="ro1">
          <table:table-cell office:value-type="float" office:value="500.92351436615" calcext:value-type="float">
            <text:p>500.9235143662</text:p>
          </table:table-cell>
          <table:table-cell office:value-type="float" office:value="527834" calcext:value-type="float">
            <text:p>527834</text:p>
          </table:table-cell>
          <table:table-cell office:value-type="float" office:value="107820" calcext:value-type="float">
            <text:p>107820</text:p>
          </table:table-cell>
          <table:table-cell table:formula="of:=SUM([.F4]/[.A4])" office:value-type="float" office:value="598.893825895973" calcext:value-type="float">
            <text:p>598.893825896</text:p>
          </table:table-cell>
          <table:table-cell table:formula="of:=SUM([.G4]/[.A4])" office:value-type="float" office:value="853.315901013101" calcext:value-type="float">
            <text:p>853.3159010131</text:p>
          </table:table-cell>
          <table:table-cell office:value-type="float" office:value="300000" calcext:value-type="float">
            <text:p>300000</text:p>
          </table:table-cell>
          <table:table-cell table:formula="of:=SUM([.$C$2:.C4])" office:value-type="float" office:value="427446" calcext:value-type="float">
            <text:p>427446</text:p>
          </table:table-cell>
        </table:table-row>
        <table:table-row table:style-name="ro1">
          <table:table-cell office:value-type="float" office:value="674.447652339935" calcext:value-type="float">
            <text:p>674.4476523399</text:p>
          </table:table-cell>
          <table:table-cell office:value-type="float" office:value="682913" calcext:value-type="float">
            <text:p>682913</text:p>
          </table:table-cell>
          <table:table-cell office:value-type="float" office:value="136215" calcext:value-type="float">
            <text:p>136215</text:p>
          </table:table-cell>
          <table:table-cell table:formula="of:=SUM([.F5]/[.A5])" office:value-type="float" office:value="593.077903988895" calcext:value-type="float">
            <text:p>593.0779039889</text:p>
          </table:table-cell>
          <table:table-cell table:formula="of:=SUM([.G5]/[.A5])" office:value-type="float" office:value="835.737211100712" calcext:value-type="float">
            <text:p>835.7372111007</text:p>
          </table:table-cell>
          <table:table-cell office:value-type="float" office:value="400000" calcext:value-type="float">
            <text:p>400000</text:p>
          </table:table-cell>
          <table:table-cell table:formula="of:=SUM([.$C$2:.C5])" office:value-type="float" office:value="563661" calcext:value-type="float">
            <text:p>563661</text:p>
          </table:table-cell>
        </table:table-row>
        <table:table-row table:style-name="ro1">
          <table:table-cell office:value-type="float" office:value="842.161878824234" calcext:value-type="float">
            <text:p>842.1618788242</text:p>
          </table:table-cell>
          <table:table-cell office:value-type="float" office:value="849446" calcext:value-type="float">
            <text:p>849446</text:p>
          </table:table-cell>
          <table:table-cell office:value-type="float" office:value="85218" calcext:value-type="float">
            <text:p>85218</text:p>
          </table:table-cell>
          <table:table-cell table:formula="of:=SUM([.F6]/[.A6])" office:value-type="float" office:value="593.710084215714" calcext:value-type="float">
            <text:p>593.7100842157</text:p>
          </table:table-cell>
          <table:table-cell table:formula="of:=SUM([.G6]/[.A6])" office:value-type="float" office:value="770.492011471617" calcext:value-type="float">
            <text:p>770.4920114716</text:p>
          </table:table-cell>
          <table:table-cell office:value-type="float" office:value="500000" calcext:value-type="float">
            <text:p>500000</text:p>
          </table:table-cell>
          <table:table-cell table:formula="of:=SUM([.$C$2:.C6])" office:value-type="float" office:value="648879" calcext:value-type="float">
            <text:p>648879</text:p>
          </table:table-cell>
        </table:table-row>
        <table:table-row table:style-name="ro1">
          <table:table-cell office:value-type="float" office:value="1039.09034872055" calcext:value-type="float">
            <text:p>1039.0903487206</text:p>
          </table:table-cell>
          <table:table-cell office:value-type="float" office:value="1028661" calcext:value-type="float">
            <text:p>1028661</text:p>
          </table:table-cell>
          <table:table-cell office:value-type="float" office:value="127519" calcext:value-type="float">
            <text:p>127519</text:p>
          </table:table-cell>
          <table:table-cell table:formula="of:=SUM([.F7]/[.A7])" office:value-type="float" office:value="577.428132922984" calcext:value-type="float">
            <text:p>577.428132923</text:p>
          </table:table-cell>
          <table:table-cell table:formula="of:=SUM([.G7]/[.A7])" office:value-type="float" office:value="747.190079241898" calcext:value-type="float">
            <text:p>747.1900792419</text:p>
          </table:table-cell>
          <table:table-cell office:value-type="float" office:value="600000" calcext:value-type="float">
            <text:p>600000</text:p>
          </table:table-cell>
          <table:table-cell table:formula="of:=SUM([.$C$2:.C7])" office:value-type="float" office:value="776398" calcext:value-type="float">
            <text:p>776398</text:p>
          </table:table-cell>
        </table:table-row>
        <table:table-row table:style-name="ro1">
          <table:table-cell office:value-type="float" office:value="1247.15951538086" calcext:value-type="float">
            <text:p>1247.1595153809</text:p>
          </table:table-cell>
          <table:table-cell office:value-type="float" office:value="1188145" calcext:value-type="float">
            <text:p>1188145</text:p>
          </table:table-cell>
          <table:table-cell office:value-type="float" office:value="172344" calcext:value-type="float">
            <text:p>172344</text:p>
          </table:table-cell>
          <table:table-cell table:formula="of:=SUM([.F8]/[.A8])" office:value-type="float" office:value="561.275435393068" calcext:value-type="float">
            <text:p>561.2754353931</text:p>
          </table:table-cell>
          <table:table-cell table:formula="of:=SUM([.G8]/[.A8])" office:value-type="float" office:value="760.722255893844" calcext:value-type="float">
            <text:p>760.7222558938</text:p>
          </table:table-cell>
          <table:table-cell office:value-type="float" office:value="700000" calcext:value-type="float">
            <text:p>700000</text:p>
          </table:table-cell>
          <table:table-cell table:formula="of:=SUM([.$C$2:.C8])" office:value-type="float" office:value="948742" calcext:value-type="float">
            <text:p>948742</text:p>
          </table:table-cell>
        </table:table-row>
        <table:table-row table:style-name="ro1">
          <table:table-cell office:value-type="float" office:value="1465.64781975746" calcext:value-type="float">
            <text:p>1465.6478197575</text:p>
          </table:table-cell>
          <table:table-cell office:value-type="float" office:value="1338782" calcext:value-type="float">
            <text:p>1338782</text:p>
          </table:table-cell>
          <table:table-cell office:value-type="float" office:value="182446" calcext:value-type="float">
            <text:p>182446</text:p>
          </table:table-cell>
          <table:table-cell table:formula="of:=SUM([.F9]/[.A9])" office:value-type="float" office:value="545.833718861865" calcext:value-type="float">
            <text:p>545.8337188619</text:p>
          </table:table-cell>
          <table:table-cell table:formula="of:=SUM([.G9]/[.A9])" office:value-type="float" office:value="771.800690964895" calcext:value-type="float">
            <text:p>771.8006909649</text:p>
          </table:table-cell>
          <table:table-cell office:value-type="float" office:value="800000" calcext:value-type="float">
            <text:p>800000</text:p>
          </table:table-cell>
          <table:table-cell table:formula="of:=SUM([.$C$2:.C9])" office:value-type="float" office:value="1131188" calcext:value-type="float">
            <text:p>1131188</text:p>
          </table:table-cell>
        </table:table-row>
        <table:table-row table:style-name="ro1">
          <table:table-cell office:value-type="float" office:value="1709.50901293755" calcext:value-type="float">
            <text:p>1709.5090129376</text:p>
          </table:table-cell>
          <table:table-cell office:value-type="float" office:value="1500195" calcext:value-type="float">
            <text:p>1500195</text:p>
          </table:table-cell>
          <table:table-cell office:value-type="float" office:value="181281" calcext:value-type="float">
            <text:p>181281</text:p>
          </table:table-cell>
          <table:table-cell table:formula="of:=SUM([.F10]/[.A10])" office:value-type="float" office:value="526.466952317192" calcext:value-type="float">
            <text:p>526.4669523172</text:p>
          </table:table-cell>
          <table:table-cell table:formula="of:=SUM([.G10]/[.A10])" office:value-type="float" office:value="767.74617160088" calcext:value-type="float">
            <text:p>767.7461716009</text:p>
          </table:table-cell>
          <table:table-cell office:value-type="float" office:value="900000" calcext:value-type="float">
            <text:p>900000</text:p>
          </table:table-cell>
          <table:table-cell table:formula="of:=SUM([.$C$2:.C10])" office:value-type="float" office:value="1312469" calcext:value-type="float">
            <text:p>1312469</text:p>
          </table:table-cell>
        </table:table-row>
        <table:table-row table:style-name="ro1">
          <table:table-cell office:value-type="float" office:value="1948.5586411953" calcext:value-type="float">
            <text:p>1948.5586411953</text:p>
          </table:table-cell>
          <table:table-cell office:value-type="float" office:value="1657711" calcext:value-type="float">
            <text:p>1657711</text:p>
          </table:table-cell>
          <table:table-cell office:value-type="float" office:value="176102" calcext:value-type="float">
            <text:p>176102</text:p>
          </table:table-cell>
          <table:table-cell table:formula="of:=SUM([.F11]/[.A11])" office:value-type="float" office:value="513.199848779801" calcext:value-type="float">
            <text:p>513.1998487798</text:p>
          </table:table-cell>
          <table:table-cell table:formula="of:=SUM([.G11]/[.A11])" office:value-type="float" office:value="763.934412097996" calcext:value-type="float">
            <text:p>763.934412098</text:p>
          </table:table-cell>
          <table:table-cell office:value-type="float" office:value="1000000" calcext:value-type="float">
            <text:p>1000000</text:p>
          </table:table-cell>
          <table:table-cell table:formula="of:=SUM([.$C$2:.C11])" office:value-type="float" office:value="1488571" calcext:value-type="float">
            <text:p>1488571</text:p>
          </table:table-cell>
        </table:table-row>
        <table:table-row table:style-name="ro1">
          <table:table-cell office:value-type="float" office:value="2042.91067171097" calcext:value-type="float">
            <text:p>2042.910671711</text:p>
          </table:table-cell>
          <table:table-cell office:value-type="float" office:value="1713105" calcext:value-type="float">
            <text:p>1713105</text:p>
          </table:table-cell>
          <table:table-cell office:value-type="float" office:value="62626" calcext:value-type="float">
            <text:p>62626</text:p>
          </table:table-cell>
          <table:table-cell table:formula="of:=SUM([.F12]/[.A12])" office:value-type="float" office:value="506.630081448041" calcext:value-type="float">
            <text:p>506.630081448</text:p>
          </table:table-cell>
          <table:table-cell table:formula="of:=SUM([.G12]/[.A12])" office:value-type="float" office:value="759.307306716867" calcext:value-type="float">
            <text:p>759.3073067169</text:p>
          </table:table-cell>
          <table:table-cell office:value-type="float" office:value="1035000" calcext:value-type="float">
            <text:p>1035000</text:p>
          </table:table-cell>
          <table:table-cell table:formula="of:=SUM([.$C$2:.C12])" office:value-type="float" office:value="1551197" calcext:value-type="float">
            <text:p>15511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1:55:38.941979116</meta:creation-date>
    <dc:date>2017-10-30T02:08:18.800086542</dc:date>
    <meta:editing-duration>PT2M9S</meta:editing-duration>
    <meta:editing-cycles>1</meta:editing-cycles>
    <meta:document-statistic meta:table-count="1" meta:cell-count="83" meta:object-count="0"/>
    <meta:generator>LibreOffice/5.1.6.2$Linux_X86_64 LibreOffice_project/10m0$Build-2</meta:generator>
  </office:meta>
</office:document-meta>
</file>